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76.954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style:style style:name="P2" style:family="paragraph">
      <style:paragraph-properties fo:margin-left="0cm" fo:margin-right="0cm" text:enable-numbering="false" fo:text-indent="0cm"/>
      <style:text-properties fo:font-size="20pt" fo:hyphenate="false"/>
    </style:style>
    <style:style style:name="T1" style:family="text">
      <style:text-properties fo:font-size="2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3.285cm" svg:height="2.389cm" svg:x="2.063cm" svg:y="1.439cm">
          <draw:text-box>
            <text:p text:style-name="P1"><text:span text:style-name="T1">de candid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0pt" fo:language="fr" fo:country="FR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Peters</meta:initial-creator>
    <meta:creation-date>1999-05-19T10:40:35</meta:creation-date>
    <dc:date>2005-12-08T13:56:23</dc:date>
    <dc:language>fr-FR</dc:languag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